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text/xml" manifest:full-path="Object 5/styles.xml"/>
  <manifest:file-entry manifest:media-type="application/vnd.oasis.opendocument.graphics"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graphics"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Heading_20_1">
      <style:paragraph-properties fo:text-align="justify" style:justify-single-word="false"/>
    </style:style>
    <style:style style:name="P5" style:family="paragraph" style:parent-style-name="Heading_20_1" style:list-style-name="">
      <style:paragraph-properties fo:text-align="justify" style:justify-single-word="false"/>
    </style:style>
    <style:style style:name="P6" style:family="paragraph" style:parent-style-name="Heading_20_1">
      <style:paragraph-properties fo:break-before="page"/>
    </style:style>
    <style:style style:name="P7" style:family="paragraph" style:parent-style-name="Heading_20_1">
      <style:paragraph-properties fo:text-align="justify" style:justify-single-word="false"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OLE">
      <style:graphic-properties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4" text:outline-level="1">Capítulo 1</text:h>
      <text:p text:style-name="P1"/>
      <text:p text:style-name="P1">1 – Neuronio artificial recebe em sua entrada uma combinação estímulos ponderados pelos valor de suas sinapses: <draw:frame draw:style-name="fr1" draw:name="Objeto1" text:anchor-type="as-char" svg:y="-0.432cm" svg:width="2.304cm" svg:height="0.586cm" draw:z-index="0"><draw:object xlink:href="./Object 1" xlink:type="simple" xlink:show="embed" xlink:actuate="onLoad"/><draw:image xlink:href="./ObjectReplacements/Object 1" xlink:type="simple" xlink:show="embed" xlink:actuate="onLoad"/></draw:frame>. A seguir o valor de entrada é submetido à função de ativação do Neuronio, que irá definir a saída produzida por ele.</text:p>
      <text:p text:style-name="P1"/>
      <text:p text:style-name="P1"/>
      <text:p text:style-name="P1">2 – A função de ativação visa limitar as saídas do neuronio para garantir adequadamente seu funcionamento.</text:p>
      <text:p text:style-name="P1"/>
      <text:p text:style-name="P1"/>
      <text:p text:style-name="P1">3 – As entradas/sinapses análogas aos dendritos, e a saída análoga ao axonio, com a função de ativação fazendo o papel do “disparo” do neuron.</text:p>
      <text:p text:style-name="P1"/>
      <text:p text:style-name="P1"/>
      <text:p text:style-name="P1">4 – O limiar de ativação define se o neuron irá produzir um potencial excitatório ou inibitório em sua saída como resultado da apresentação de um dado sinal em suas entradas.</text:p>
      <text:p text:style-name="P1"/>
      <text:p text:style-name="P1"/>
      <text:p text:style-name="P1">5 – A adaptação por experiência consiste na extração das características que compõem um conjunto de padrões, através de sucessivos treinamentos. A capacidade de generalização da rede é a sua propriedade fundamental de produzir respostas adequadas para amostras que lhe são desconhecidas (que não fizeram parte de seu treinamento), mas que possuem características que permitem à rede classificar a amostra de forma satisfatória.</text:p>
      <text:p text:style-name="P1"/>
      <text:p text:style-name="P1"/>
      <text:p text:style-name="P1">6 – São funções totalmente diferenciáveis.</text:p>
      <text:p text:style-name="P1"/>
      <text:p text:style-name="P1"/>
      <text:p text:style-name="P1">7 – N/A</text:p>
      <text:p text:style-name="P1"/>
      <text:p text:style-name="P1"/>
      <text:p text:style-name="P1">8 – A função tangente hiperbólica possui a característica de ser uma função impar, o que garante algumas vantagens de implementação em hardware que, muitas vezes, conta com memória limitada.</text:p>
      <text:p text:style-name="P1"/>
      <text:p text:style-name="P1"/>
      <text:p text:style-name="P1">9 – Porque neuronios biológicos trabalham com altíssimo grau de paralelismo, algo que os computadores não são capazes de realizar.</text:p>
      <text:p text:style-name="P1"/>
      <text:p text:style-name="P1"/>
      <text:p text:style-name="P1">10 – Classificação de padrões, otimização, aproximação de funções, entre outras.</text:p>
      <text:p text:style-name="P1"/>
      <text:p text:style-name="P1"/>
      <text:h text:style-name="P5" text:outline-level="1"/>
      <text:h text:style-name="P7" text:outline-level="1">Capítulo 2</text:h>
      <text:p text:style-name="P1"/>
      <text:p text:style-name="P1">1 – Aprendizagem por lote de padrões consiste na atualização dos pesos somente após a apresentação de todo o conjunto de padrões e exige um tempo logo de treinamento. A aprendizagem “online” consiste na atualização dos pesos após a apresentação de cada padrão, sendo mais indicada para processos dinâmicos. No entanto, a rede só irá responder adequadamente ao treinamento online depois de ter recebido um conjunto significativo de amostras.</text:p>
      <text:p text:style-name="P1"/>
      <text:p text:style-name="P1"/>
      <text:p text:style-name="P1">2 – Não existe correlação nem obrigatoriedade de que a primeira camada escondida deva ter o números de neurons igual ao número de entradas. Esta informação não é pertinente.</text:p>
      <text:p text:style-name="P1"/>
      <text:p text:style-name="P1"/>
      <text:p text:style-name="P1">3 – A quantidade de camadas de uma rede feed forward depende fundamentalmente da complexidade do problema e da quantidade de dados disponíveis para treinamento.</text:p>
      <text:p text:style-name="P1"/>
      <text:p text:style-name="P1"/>
      <text:p text:style-name="P1">4 – A arquitetura recorrente efetua uma realimentação das saídas nas camadas intermediarias, dando uma memoria à rede, que passa a utilizar dados de saidas anteriores na sua composição interna.</text:p>
      <text:p text:style-name="P1"/>
      <text:p text:style-name="P1"/>
      <text:p text:style-name="P1">5 – Previsões de séries temporais, otimização e controle de processos.</text:p>
      <text:p text:style-name="P1"/>
      <text:p text:style-name="P1"/>
      <text:p text:style-name="P1">6 – N/A.</text:p>
      <text:p text:style-name="P1"/>
      <text:p text:style-name="P1"/>
      <text:p text:style-name="P1">7 – Método de treinamento identifica o conjunto de processos necessários para o treinamento da rede, podendo ser supervisonado ou não. O algoritmo de treinamento consiste no conjunto de pasos computacionais que permitem a rede a executar o metodo de treinamento definido anteriormente. Define-se como época à apresentação de todo o conjunto de dados À rede em um treinamento.</text:p>
      <text:p text:style-name="P1"/>
      <text:p text:style-name="P1"/>
      <text:p text:style-name="P1">8 – Basicamente a diferença consiste na maneira pela qual a rede treina: enquanto no supervisionado a rede deve conhecer todos os padroes antes de atualizar seus pesos, no treinamento online a rede é constantemente atualizada com um padrao por vez e já deve se atualizar em função deste dado.</text:p>
      <text:p text:style-name="P1"/>
      <text:p text:style-name="P1"/>
      <text:p text:style-name="P1">9 – N/A</text:p>
      <text:p text:style-name="P1"/>
      <text:p text:style-name="P1"/>
      <text:p text:style-name="P1">10 – N/A</text:p>
      <text:p text:style-name="P1"/>
      <text:h text:style-name="P5" text:outline-level="1"/>
      <text:h text:style-name="P7" text:outline-level="1">Capítulo 3</text:h>
      <text:p text:style-name="P1"/>
      <text:p text:style-name="P1">1 – A regra de Hebb basicamente avalia se todas as saídas já foram devidamente classificadas pelo Perceptron. Em caso positivo, a rede estará treinada. Em caso negativo, é feita uma correção para cada amostra apresentada que gerar uma saída “errada”, correção esta no sentido de mover a região de separabilidade das classes para um ponto em que seja possível a classificação total dos padrões.</text:p>
      <text:p text:style-name="P1"/>
      <text:p text:style-name="P1"/>
      <text:p text:style-name="P1">2 – Uma vez garantida a propriedade fundamental de que as classes são linearmente separáveis, a convergencia do treinamento do Perceptron dependerá fundamentalmente da taxa de aprendizado, que corresponde ao deslocamento efetuado na superfície de separabilidade das classes. Um valor muito baixo irá deixar o processo de convergência lento. </text:p>
      <text:p text:style-name="P1">Entretanto, um valor muito alto, pode fazer com que a região de separabilidade fique “saltando” entre 2 posições de erro, sendo que a região onde ela deveria se situar para separar corretamente o conjunto de amostras fica situado num ponto intermediário entre estes 2 saltos (e tal ponto não pode ser atingido justamente pelo valor de <draw:frame draw:style-name="fr2" draw:name="Objeto2" text:anchor-type="as-char" svg:y="-0.213cm" svg:width="0.469cm" svg:height="0.319cm" draw:z-index="1"><draw:object xlink:href="./Object 2" xlink:type="simple" xlink:show="embed" xlink:actuate="onLoad"/><draw:image xlink:href="./ObjectReplacements/Object 2" xlink:type="simple" xlink:show="embed" xlink:actuate="onLoad"/></draw:frame>ser elevado). Assim, valores muito altos de <draw:frame draw:style-name="fr2" draw:name="Objeto3" text:anchor-type="as-char" svg:y="-0.213cm" svg:width="0.469cm" svg:height="0.319cm" draw:z-index="2"><draw:object xlink:href="./Object 3" xlink:type="simple" xlink:show="embed" xlink:actuate="onLoad"/><draw:image xlink:href="./ObjectReplacements/Object 3" xlink:type="simple" xlink:show="embed" xlink:actuate="onLoad"/><svg:desc>fórmula</svg:desc></draw:frame>são inapropriados ao treinamento e não se recomenda seu uso.</text:p>
      <text:p text:style-name="P1"/>
      <text:p text:style-name="P1"/>
      <text:p text:style-name="P1">3 – O Perceptron só consegue classificar padrões linearmente separáveis porque a sua equação representativa <draw:frame draw:style-name="fr1" draw:name="Objeto4" text:anchor-type="as-char" svg:y="-0.432cm" svg:width="2.884cm" svg:height="0.586cm" draw:z-index="3"><draw:object xlink:href="./Object 4" xlink:type="simple" xlink:show="embed" xlink:actuate="onLoad"/><draw:image xlink:href="./ObjectReplacements/Object 4" xlink:type="simple" xlink:show="embed" xlink:actuate="onLoad"/><svg:desc>fórmula</svg:desc></draw:frame>, é uma função de 1<text:span text:style-name="T1">a</text:span> Ordem. Assim, para 2 entradas, a região de separabilidade será uma reta, para 3 entradas será um plano, e para 4 ou mais entradas, teremos um hiplerplano de separabilidade.</text:p>
      <text:p text:style-name="P1"/>
      <text:p text:style-name="P1"/>
      <text:p text:style-name="P1">4 – A vantagem computacional aparece na medida em que é necessário efetuar somente operações com vetores e matrizes, ao invés de tratar separadamente uma expressão para pesos e outra para o limiar. Ao trabalhar com todos os parâmetros inseridos num único vetor, o algoritmo é executado de forma muito mais rápida e eficiente (algo muito útil no processo de treinamento de sistemas neurais artificiais, onde é comum a necessidade de um processo iterativo para ocorrer a convergência).</text:p>
      <text:p text:style-name="P1"/>
      <text:p text:style-name="P1"/>
      <text:p text:style-name="P1">5 – A estratégia mais simples e imediada, dada a simplicidade de implementação do algoritmo de treinamento do Perceptron é realizar o TREINAMENTO dos padrões do problema de classificação, utilizando o critério de parada por meio de um número máximo de épocas. Para um número bastante elevado de épocas caso não haja convergência, é possível afirmar que o conjunto não é linearmente separável.</text:p>
      <text:p text:style-name="P1"/>
      <text:p text:style-name="P1"/>
      <text:p text:style-name="P1">6 – Não necessariamente. O algoritmo de aprendizado do Perceptron, estabelece um conjunto infinito de possibilidades de convergência, desde que as classes sejam linearmente separáveis. Sendo assim, não só as redes não precisam convergir com o mesmo número de épocas, como também os pesos e a região de separabilidade ao final do processo não precisam ser idênticas.</text:p>
      <text:p text:style-name="P1"/>
      <text:p text:style-name="P1"/>
      <text:p text:style-name="P1">7 – Não necessariamente. O Perceptron (diferentemente da Adaline, vista mais adiante) possui um conjunto infinito de possibilidades de convergência (como visto na questão anterior). Desta forma, como as regiões de separabilidade das classes não são as mesmas, é possível que uma amostra possa ser classificada corretamente por uma rede e erroneamente por outra, dependendo de onde está situada em relação a essa superfície de separabilidade. <text:span text:style-name="T2">(eu devia estar pensando na Adaline </text:span><text:soft-page-break/><text:span text:style-name="T2">quando respondi a outra coisa).</text:span></text:p>
      <text:p text:style-name="P1"/>
      <text:p text:style-name="P1"/>
      <text:p text:style-name="P1">8 – Sim, é necessário apresentar novamente todas as 50 amostras na próxima época, porque o erro produzido por apenas uma amostra resulta em uma correção dos pesos (e o consequente deslocamento da superfície de separabilidade). É necessário reapresentar todas as amostras a fim de garantir que nenhuma das 49 amostras restantes passou a ser classificada erroneamente em função da correção do erro da quinquagésima amostra.</text:p>
      <text:p text:style-name="P1"/>
      <text:p text:style-name="P1">9 – Ao montar um gráfico x1 x x2, obtém-se:</text:p>
      <text:p text:style-name="P1"/>
      <text:p text:style-name="P1"><draw:frame draw:style-name="fr3" draw:name="Objeto5" text:anchor-type="as-char" svg:width="7.86cm" svg:height="6.484cm" draw:z-index="4"><draw:object xlink:href="./Object 5" xlink:type="simple" xlink:show="embed" xlink:actuate="onLoad"/><draw:image xlink:href="./ObjectReplacements/Object 5" xlink:type="simple" xlink:show="embed" xlink:actuate="onLoad"/></draw:frame></text:p>
      <text:p text:style-name="P1"/>
      <text:p text:style-name="P1">Observa-se facilmente que os espaço de amostras produzido na figura acima não é linearmente separável, logo não é possível aplicar o Perceptron na resolução do problema.</text:p>
      <text:p text:style-name="P1"/>
      <text:p text:style-name="P1"/>
      <text:p text:style-name="P1">10 – Com o limiar de ativação nulo, perde-se a possibilidade de “deslocar” a superfície de separabilidade ao longo do espaço das amostras. No caso simples, Perceptron de 2 entradas, corresponde a uma reta que sempre passa pela origem, ou seja, o treinamento só irá “rotacionar” uma reta em torno da origem (com limiar nulo). </text:p>
      <text:p text:style-name="P1"/>
      <text:p text:style-name="P1">Ainda é possível treinar o Perceptron, porém as amostras a serem classificadas, alem de (necessariamente) serem linearmente separáveis, ainda tem que ser passíveis de separação por uma reta que passe pela origem do sistema de coordenadas, o que limita bastante a aplicabilidade desta rede.</text:p>
      <text:p text:style-name="P1"/>
      <text:h text:style-name="P5" text:outline-level="1"/>
      <text:h text:style-name="P7" text:outline-level="1">Capítulo 4</text:h>
      <text:p text:style-name="P1"/>
      <text:p text:style-name="P1">1 – A regra delta é baseada no critério dos Mínimos Quadrados. Este critério de minimização do erro (gradiente descendente) também é usado como critério de “PARADA” do treinamento, quando a variação do erro entre épocas sucessivas é suficientemente pequeno. Portanto, mesmo havendo um “erro” associado a amostras que não serão corretamente classificadas (porque o problema é não linearmente separável) ainda assim o algoritmo de treinamento poderá convergir.</text:p>
      <text:p text:style-name="P1"/>
      <text:p text:style-name="P1"/>
      <text:p text:style-name="P1">2 – O treinamento é mais rápido, porque o algoritmo garante que a correção dos erros é feita de forma a apontar sempre na direção do gradiente descendente, o que não ocorre no treinamento do Perceptron. Assim, a caminhada rumo ao “ponto ótimo” (mínimo erro) é feita de forma mais sistematizada no caso da Adaline.</text:p>
      <text:p text:style-name="P1"/>
      <text:p text:style-name="P1"/>
      <text:p text:style-name="P1">3 – Se as classes do problema forem linearmente separáveis, então a Adaline conseguirá convergir para o ponto ótimo que separa perfeitamente as classes. Logo, se for utilizado todo o conjunto de treinamento como “conjunto de teste”, a taxa de acerto da rede obrigatoriamente tem que ser 100%. Se não for, então trata-se de um problema com classes não linearmente separáveis.</text:p>
      <text:p text:style-name="P1"/>
      <text:p text:style-name="P1"/>
      <text:p text:style-name="P1">4 – Uma das principais diferenças entre o Perceptron e o Adaline basicamente estão no algoritmo de treinamento (Regra de Hebb x Regra Delta).</text:p>
      <text:p text:style-name="P1"/>
      <text:p text:style-name="P1"/>
      <text:p text:style-name="P1">5 – Uma vez que o treinamento da rede Adaline é mais rápido que o treinamento do Perceptron (questão 2), é mais recomendável utilizar a ADALINE em treinamentos online.</text:p>
      <text:p text:style-name="P1"/>
      <text:p text:style-name="P1"/>
      <text:p text:style-name="P1">6 – Quanto menor for feita a razão de aprendizado η, menores serão as correções aplicadas aos pesos sinápticos do MLP de uma iteração para a próxima e mais suave será a trajetória no espaço de pesos. Isto é obtido sob o custo de uma lenta convergência do algoritmo até um valor de erro pequeno o suficiente para ser aceitável. </text:p>
      <text:p text:style-name="P1">Se, por outro lado, a razão de aprendizado <text:s/>η é feita grande, de modo a acelerar a convergência do algoritmo, as correções feitas nos pesos sinápticos podem resultar demasiadamente grandes, de modo que o algoritmo se torna instável (oscilatório). </text:p>
      <text:p text:style-name="P1"/>
      <text:p text:style-name="P1"/>
      <text:p text:style-name="P1">7 – Não, porque a saída do neuronio é discreta (possui apenas 2 valores), enquanto o valor do combinador linear é um número real. A função de ativação leva a saída do neuron para um de seus extremos e nesse momento, a informação adicional do “erro” (quão próximo o combinador linear está do valor desejado) é perdida.</text:p>
      <text:p text:style-name="P1"/>
      <text:p text:style-name="P1"/>
      <text:p text:style-name="P1">8 – Sim, uma vez que o processo da Regra Delta converge para o menor erro quadrático, e a superfície de separabilidade ótima é única (para um dado problema), o valor final dos pesos de uma ADALINE treinada será o mesmo independente da inicialização de seus pesos.</text:p>
      <text:p text:style-name="P1"/>
      <text:p text:style-name="P1"/>
      <text:p text:style-name="P1">9 – Não, o número de épocas pode variar, porque a inicialização dos pesos pode gerar resultados <text:s/>mais próximos ou mais distantes do mínimo (ponto ótimo). Assim sendo, pode levar mais tempo <text:soft-page-break/>(mais épocas) ou menos tempo (menos épocas) para ocorrer a convergência.</text:p>
      <text:p text:style-name="P1"/>
      <text:p text:style-name="P1"/>
      <text:p text:style-name="P1">10 – Sim, o módulo garante que a VARIAÇÃO ABSOLUTA entre os erros de 2 épocas sucessivas deva ser pequena o suficiente para encerrar o treinamento. Se não houver o operador módulo, assumindo que o algoritmo está “descendo” a curva de erro, certamente o Erro da época atual será menor que o Erro da época anterior e neste caso, a expressão (4.17) resultaria num valor negativo. E o algoritmo iria parar na 1<text:span text:style-name="T1">a</text:span> época (com erro elevado, possivelmente). Ou seja, se ocorrer uma mudança de sinal algébrico na correção do peso, o algoritmo para, e <text:s/>o ideal é que um ponto mínimo seja atingido de tal forma, que o erro mude minimamente entre 2 épocas.</text:p>
      <text:h text:style-name="P5" text:outline-level="1"/>
      <text:h text:style-name="P7" text:outline-level="1">Capítulo 5</text:h>
      <text:p text:style-name="P1"/>
      <text:p text:style-name="P1">1 – A inicialização da matriz de pesos com valores nulos não é recomendada, uma vez que irá tornar o treinamento excessivamente lento, porque a correção dos pesos será muito pequena durante um número grande de épocas, até que todos os pesos sejam diferente de zero, momento a partir do qual os neurons começam a extrair características relevantes dos padrões de entrada.</text:p>
      <text:p text:style-name="P1"/>
      <text:p text:style-name="P1">Com todos os pesos em zero, basicamente o MLP irá depender do bias para deslocar (modificar) a matriz de pesos. Enquanto essa mudança não estiver significativa, a rede irá quase que “desprezar” os valores de entrada e dessa forma não estará “treinando”.</text:p>
      <text:p text:style-name="P1"/>
      <text:p text:style-name="P1">Esse fato, denominado “paralisia da rede” é altamente indesejável no treinamento, porque causa um onus computacional muito grande e desnecessário para o processo de classificação de padrões ou aproximação de funções.</text:p>
      <text:p text:style-name="P1"/>
      <text:p text:style-name="P1">Inicializar a matriz de pesos com todos os valores iguais também não é muito recomendável porque a rede estaria levando em conta de forma igual todas as entradas fornecidas a ela. E é muito pouco provável que tal configuração esteja próxima de um mínimo local para um dado problema, portanto a tendência da rede é demorar eventualmente mais épocas no treinamento do que se a matriz de pesos for inicializada a partir de critérios definidos na literatura (valores aleatorios pequenos, ou em torno de uma distribuição com média zero e baixa variancia).</text:p>
      <text:p text:style-name="P1"/>
      <text:p text:style-name="P1"/>
      <text:p text:style-name="P1">2 – A função tangente hiperbólica é uma função limitada e portanto possui a característica de saturar sua saída em função das entradas. Sendo assim, em uma aproximação de funções, se a saída pretendida estiver acima do valor de saturação (conjunto imagem da função de ativação) a aproximação será muito pobre. </text:p>
      <text:p text:style-name="P1">Neste caso, o uso da função linear é altamente recomendado porque ela é capaz de mapear saídas em qualquer nível, pois não tem limite de saturação, além de realizar uma simples combinação linear de suas entradas.</text:p>
      <text:p text:style-name="P1"/>
      <text:p text:style-name="P1"/>
      <text:p text:style-name="P1">3 – Underfitting: ocorre se houver um treinamento com parada muito brusca (em função de parâmetros de correção muito inapropriados), ou com muito poucos neurons na camada intermediaria, gerando um alto erro quadrático médio tanto no treinamento quanto na operação.</text:p>
      <text:p text:style-name="P1"/>
      <text:p text:style-name="P1">O overfitting ocorre quando a rede “decora” os padrões de treinamento (inclusive com o “ruído” associado aos padrões), em cenários com muitos neurons na camada oculta, resultando num baixo erro quadrático médio no treinamento, porém com alto erro na fase de operação. Desta forma, ela perde a capacidade de generalização.</text:p>
      <text:p text:style-name="P1">Uma técnica usada para se evitar esse tipo de cenário, é o early-stopping, onde o erro do treinamento e da operação são acompanhados de forma que o treinamento cessa quando os 2 erros estão em valores mínimos. O uso de cross-validation para determinar as melhores topologias também é recomendado como forma de evitar estes problemas.</text:p>
      <text:p text:style-name="P1"/>
      <text:p text:style-name="P1"/>
      <text:p text:style-name="P1">4 – Se, por outro lado, a razão de aprendizado <text:s/>η é feita grande, de modo a acelerar a convergência do algoritmo, as correções feitas nos pesos sinápticos podem resultar demasiadamente grandes, de modo que o algoritmo se torna instável (oscilatório). Um valor muito baixo na taxa de momentum fará com que a Rede praticamente treine e faça as correções dos pesos baseadas na taxa de aprendizagem, desprezando as correções feitas pelo termo de momentum, que visam justamente <text:soft-page-break/>acelerar e otimizar o treinamento quando a rede estiver descendo através de uma superfície de erro.</text:p>
      <text:p text:style-name="P1"/>
      <text:p text:style-name="P1"/>
      <text:p text:style-name="P1">5 – Uma vez que a região é convexa compacta (fechada e limitada) o menor número de neurons é 3, pois um triângulo é a menor figura geométrica capaz de “fechar” essa região convexa.</text:p>
      <text:p text:style-name="P1"/>
      <text:p text:style-name="P1"/>
      <text:p text:style-name="P1">6 – Sendo 2 regiões compactas, ou seja, FECHADAS e LIMITADAS, para a região convexa, são necessários 3 neurons (questão 5) e para a não-convexa, são necessários 4 neurons (figura abaixo):</text:p>
      <text:p text:style-name="P3"><draw:frame draw:style-name="fr3" draw:name="Objeto6" text:anchor-type="as-char" svg:width="7.146cm" svg:height="5.505cm" draw:z-index="5"><draw:object xlink:href="./Object 6" xlink:type="simple" xlink:show="embed" xlink:actuate="onLoad"/><draw:image xlink:href="./ObjectReplacements/Object 6" xlink:type="simple" xlink:show="embed" xlink:actuate="onLoad"/></draw:frame></text:p>
      <text:p text:style-name="P1"/>
      <text:p text:style-name="P1">Assim, a primeira camada escondida deveria ter 7 neuronios. A segunda camada oculta deveria ter ao menos 2 neurons para identificar se a entrada pertence à região convexa ou à região não-convexa, ficando a camada de saída responsável por identificar, a partir das combinações da 2<text:span text:style-name="T1">a</text:span> camada oculta, a qual classe pertence o padrão de entrada.</text:p>
      <text:p text:style-name="P1"/>
      <text:p text:style-name="P1"/>
      <text:p text:style-name="P1">7 – O primeiro procedimento em um caso de aproximação de funções é a verificação de domínio, ou seja, os valores de entrada tem que estar contidos no domínio (mínimo e máximo) para o qual a rede foi treinada, caso contrário, ocorrerá um erro de aproximação.</text:p>
      <text:p text:style-name="P1"/>
      <text:p text:style-name="P1"/>
      <text:p text:style-name="P1">8 – Como os limiares da camada oculta são capazes de transladar as funções de ativação e os pesos entre os neurons da camada oculta e a de saída são capazes de “escalar” essas funções, a utitização do limiar em zero para a camada de saída não irá causar problemas significativos no treinamento da rede. </text:p>
      <text:p text:style-name="P1"/>
      <text:p text:style-name="P1"/>
      <text:p text:style-name="P1">9 – Isso equivale a aproximar uma função a partir da combinação linear de segmentos de reta, o que não é uma boa aproximação. Para obter um erro pequeno, seria necessária uma quantidade muito grande de neurons na camada oculta, gerando um onus computacional enorme.</text:p>
      <text:p text:style-name="P1"/>
      <text:p text:style-name="P1">Portanto, não é recomendado utilizar funções lineares de ativação na camada intermediaria.</text:p>
      <text:p text:style-name="P1"/>
      <text:p text:style-name="P1"/>
      <text:p text:style-name="P1">10 – Dependendo da natureza e complexidade do problema, a utilização de preprocessamento tem a função de melhorar os conjuntos de pontos que serao apresentados a rede para treinamento, diminuir a quantidade de elementos de entrada (desprezando ruídos e extraindo as características mais relevantes de cada amostra). Sendo assim, possui uma influência relevantes na velocidade de treinamento da rede, uma vez que já remove informações inúteis ou redundantes que dificultariam o <text:s/>processo classificatório da rede.</text:p>
      <text:p text:style-name="P1"/>
      <text:h text:style-name="P5" text:outline-level="1"><text:soft-page-break/></text:h>
      <text:h text:style-name="P7" text:outline-level="1">Capítulo 6</text:h>
      <text:p text:style-name="P1"/>
      <text:p text:style-name="P1">1 – A topologia das redes é diferente (fixa para RBF, com uma única camada oculta e variável – neste aspecto - para PMC). As funções de ativação da camada intermediaria são diferentes nas duas redes (Gaussiana em RBF e Sigmóides para PMC) e o algoritmo de treinamento é diferente (K-Means e uma variante da Regra Delta para RBF e Backpropagation para PMC).</text:p>
      <text:p text:style-name="P1"/>
      <text:p text:style-name="P1">2 – A variancia corresponde ao raio do campo receptivo de cada neuron da camada intermediaria. Se todos forem iguais, corresponde a delimitar os clusters (na fase de treinamento) utilizando campos receptivos (círculos ou hiperesferas) de mesmo raio, o que irá causar problemas na taxa de acerto da rede</text:p>
      <text:p text:style-name="P1"/>
      <text:p text:style-name="P1">3 – Não é recomendável deixar de utilizar o parametro de limiar de ativação da camada de saída da RBF uma vez que faz parte da arquitetura de RNAs a sua utilização. Porém, sua relevância depende do problema a ser tratado:</text:p>
      <text:list xml:id="list40629856" text:style-name="L1">
        <text:list-item>
          <text:p text:style-name="P2">aproximação de funções: neste tipo de problema, as funções de ativação gaussianas são deslocadas em função dos parâmetros da camada oculta (centro e raio). As sinapses entre a camada oculta e a de saída, fazem a função de dimensionamento (escalamento) destas funções, cabendo ao(s) neuron(s) da camada de saída a realização da combinação linear destes parâmetros. Analogamente ao PMC, neste caso o limiar da camada de saída não possui uma importância fundamental.</text:p>
        </text:list-item>
        <text:list-item>
          <text:p text:style-name="P2">Classificação de padrões:neste tipo de problema, a camada oculta da RBF realiza o processo de separação (clusterização dos dados de entrada). A camada de saída é treinada de forma supervisionada, seguindo o modelo do Perceptron (ou Adaline ou mesmo Madaline) e neste tipo de problema, assim como no caso de PMCs, o limiar de ativação da camada é fundamental para a realização correta da separação das classes.</text:p>
        </text:list-item>
      </text:list>
      <text:p text:style-name="P1"/>
      <text:p text:style-name="P1">4 – Estes campos indicam o grau de ativação de uma dada amostra em relação ao neurons cujos campos receptivos estão incidindo sobre a dada amostra. O neuron que possui o maior grau de ativação indica estará sendo mais importante para aquela característica particular do que os neurons que possuirem graus menores de ativação.</text:p>
      <text:p text:style-name="P1"/>
      <text:p text:style-name="P1">5 – É só revisar a regra do Adaline.</text:p>
      <text:p text:style-name="P1"/>
      <text:p text:style-name="P1">6 – Como os pontos do XOR estão dispostos simetricamente (quadrado) e os campos receptivos são circulares, o tamanho mínimo da camada intermediaria é de 2 neurons, capazes de mapear uma das duas possibilidades de saída da rede.</text:p>
      <text:p text:style-name="P1"/>
      <text:p text:style-name="P1">7 – N/A</text:p>
      <text:p text:style-name="P1"/>
      <text:p text:style-name="P1">8 – N/A</text:p>
      <text:p text:style-name="P1"/>
      <text:p text:style-name="P1">9 – Se os campos receptivos forem hiperelipsoidais, basta 1 neuron para mapear uma das duas possibilidades de saída do XOR.</text:p>
      <text:p text:style-name="P1"/>
      <text:p text:style-name="P1">10 – As vantagens e desvantagens de cada rede dependem fundamentalmente do tipo de problema a ser mapeado pela RNA. Uma dada disposição das amostras pode ser facilmente mapeada com poucas funções gaussianas (enquanto um PMC precisaria de uma quantidade maior para fechar a região convexa compacta). Porém, num caso em que os dados estão num fecho convexo, por exemplo, um PMC se mostra favorável.</text:p>
      <text:h text:style-name="P6" text:outline-level="1">Capítulo 7</text:h>
      <text:p text:style-name="P1"/>
      <text:p text:style-name="P1">1 – As duas condições principais são: matriz de pesos simétrica e a função de ativação deve ser monotônica crescente.</text:p>
      <text:p text:style-name="P1"/>
      <text:p text:style-name="P1">2 – O parâmetro i<text:span text:style-name="T1">b</text:span> faz parte dos parâmetros livres da Rede de Hopfiled usados para determinar os pontos de equilíbrio estável da rede. No entanto, para a maioria das aplicações práticas, o vetor de limiares de i<text:span text:style-name="T1">b</text:span> pode ser considerado nulo (inclusive para o uso do método do produto externo).</text:p>
      <text:p text:style-name="P1"/>
      <text:p text:style-name="P1">3 – Não, pois ela não é monotônica crescente.</text:p>
      <text:p text:style-name="P1"/>
      <text:p text:style-name="P1">4 – Deve-se definir os parametros livres da rede (W e i<text:span text:style-name="T1">b</text:span>). Os dados a serem memorizados servem para projetar a matriz W (no caso do método do produto externo). O algoritmo da operação da rede está descrito no livro.</text:p>
      <text:p text:style-name="P1"/>
      <text:p text:style-name="P1">5 – Sim, a rede pode produzir pontos de equilíbrio estáveis mas que não fazem parte do problema proposto (estados espúrios), este fato está relacionado à capacidade de padrões que a rede pode memorizar.</text:p>
      <text:p text:style-name="P1"/>
      <text:p text:style-name="P1">6 – Sim, há uma objeção. Se a rede for inicializada com valores nulos, e o método de determinação dos parâmetros livres da rede foi tal que i<text:span text:style-name="T1">b</text:span> também é nulo (fato bem provável) e também a função de ativação da rede for a função sinal (bastante provável também), pelo algoritmo descrito na página 215 a rede não irá sair do valor nulo pois g(u) será sempre zero e assim, como a saída atual será a mesma da anterior (vetor nulo) o processo iterativo da rede cessa.</text:p>
      <text:p text:style-name="P1"/>
      <text:p text:style-name="P1">7 – como uma das condições fundamentais para a convergência da rede de hopfield é uma matriz de pesos simétrica, esta condição deve ser observada na matriz obtida pelos engenheiros, caso contrário há algum erro no projeto.</text:p>
      <text:p text:style-name="P1"/>
      <text:p text:style-name="P1">8 – Basta deixar a tangente hiperbólica com “cara” de função sinal, ou seja, basta usar um valor de <draw:frame draw:style-name="fr2" draw:name="Objeto7" text:anchor-type="as-char" svg:y="-0.31cm" svg:width="0.432cm" svg:height="0.418cm" draw:z-index="6"><draw:object xlink:href="./Object 7" xlink:type="simple" xlink:show="embed" xlink:actuate="onLoad"/><draw:image xlink:href="./ObjectReplacements/Object 7" xlink:type="simple" xlink:show="embed" xlink:actuate="onLoad"/></draw:frame> elevado.</text:p>
      <text:p text:style-name="P1"/>
      <text:p text:style-name="P1">9 – o numero máximo de elementos não nulos de uma matriz em uma rede de hopfield funcionando como memória associativa, será de n x (n – 1 ), onde n é a quantidade de elementos de cada padrão (porque a matriz de pesos possui a diagonal principal nula representando ausencia de realimentação em um mesmo neuron).</text:p>
      <text:p text:style-name="P1"/>
      <text:p text:style-name="P1">10 – a) Nao lembro</text:p>
      <text:p text:style-name="P1">b) deve-se testar a rede com um conjunto conhecido de soluções e verificar para qual dos dois pontos de convergência a rede irá apontar, sendo este ponto o escolhido como solução do problema.</text:p>
      <text:p text:style-name="P1"/>
      <text:p text:style-name="P1"/>
      <text:h text:style-name="P5" text:outline-level="1"/>
      <text:h text:style-name="P7" text:outline-level="1">Capítulo 8</text:h>
      <text:p text:style-name="P1"/>
      <text:p text:style-name="P1">1 – Porque aumenta a eficiência do processo de aprendizado da rede (porque maximiza o deslocamento do vetor de pesos na direção da amostra, que é a direção de interesse – o módulo do vetor, mesmo quando alterado pela operação de subtração, não é relevante no contexto desta rede). </text:p>
      <text:p text:style-name="P1"/>
      <text:p text:style-name="P1">2 – Ao não normalizar, a operação de subtração (ajuste do neuron vencedor) poderá gerar deslocamentos menores na direção da amostra (ou seja, de aproximar o vetor de pesos vencedor da amostra que foi apresentada) e isso fará com que o treinamento da rede seja mais lento.</text:p>
      <text:p text:style-name="P1"/>
      <text:p text:style-name="P1">3 – A taxa de aprendizado corresponde ao grau de “rotação” de um vetor de pesos na direção da amostra apresentada à rede. Valores muito pequenos farão com que o processo de convergência seja demorado, ao passo que valores muito grandes podem fazer com que um vetor de pesos rotacione demais podendo eventualmente trocar de posição com outro vetor de pesos que estava antes afastado daquela amostra, causando instabilidade no processo de convergência da rede.</text:p>
      <text:p text:style-name="P1"/>
      <text:p text:style-name="P1">4 – é o que ocorre na figura 8.2</text:p>
      <text:p text:style-name="P1"/>
      <text:p text:style-name="P1">5 – é só olhar e seguir a receita de bolo.</text:p>
      <text:p text:style-name="P1"/>
      <text:p text:style-name="P1">6 – As conexões laterais indicam que um dado neuronio tem certa influencia sobre seus vizinhos mais próximos, de forma que, se ele ganhar uma competição ele se desloca na direção da amostra e arrasta consigo os seus vizinhos mais próximos naquela direção.</text:p>
      <text:p text:style-name="P1"/>
      <text:p text:style-name="P1">7 – Basicamente, as diferenças são topológicas (na rede competitiva todos os neuronios estão interconectados, enquanto no SOM eles formam mapas reticulados com conexões laterais apenas). E a regra de atualização dos pesos do vencedor, onde, na rede competitiva apenas o vencedor tem seus pesos atualizados, enquanto na SOM, os vizinhos do vencedor também são atualizados (a uma taxa menor).</text:p>
      <text:p text:style-name="P1"/>
      <text:p text:style-name="P1">8 – Os vetores irão classificar (ou agrupar) 2 ou mais subconjuntos (classes) como pertencentes a um único cluster. Desta forma a rede irá perder “resolução”, ou seja, irá errar (pois terá agrupado diversas classes como sendo uma única classe).</text:p>
      <text:p text:style-name="P1"/>
      <text:p text:style-name="P1">9 – Porque uma das características do cortex cerebral que esta rede procura imitar, é a ativação de uma REGIÃO específica do cortex frente a apresentação de uma dada amostra.</text:p>
      <text:p text:style-name="P1"/>
      <text:p text:style-name="P1">10 – isso foi feito no EPC.</text:p>
      <text:p text:style-name="P1"/>
      <text:p text:style-name="P1"/>
      <text:h text:style-name="P4" text:outline-level="1">Capítulo 9</text:h>
      <text:p text:style-name="P1"/>
      <text:p text:style-name="P1">1 – Na clusterização de dados o propósito é somente encontrar e agrupar as amostras em classes que possuem características comuns, enquanto na quantização vetorial ocorre a conversão do espaço de entradas em um espaço discreto de saída.</text:p>
      <text:p text:style-name="P1"/>
      <text:p text:style-name="P1">2 – Se as amostras de uma classe tiverem uma distribuição normal, o vetor quantizador tende à média de seus valores. Nesta situação, o valor médio pode ser adotado para os propósitos de alocação do vetor quantizador.</text:p>
      <text:p text:style-name="P1"><text:soft-page-break/></text:p>
      <text:p text:style-name="P1">3 – A fronteira de separabilidade do LVQ forma diagramas de Voronoy, onde o ponto médio entre 2 vetores quantizadores forma o divisor natural de proximidade. No PMC, a divisão nem sempre será no “ponto médio” e sim no posicionamento que minimize o erro quadrático médio das amostras em relação às saídas da rede (inclusive porque na PMC, não existe o conceito de “cluster” ou de “centro das amostras).</text:p>
      <text:p text:style-name="P1"/>
      <text:p text:style-name="P1">4 – Se a matriz mudar pouco, pare.</text:p>
      <text:p text:style-name="P1"/>
      <text:p text:style-name="P1">5 – Isso é necessário para que cada classe já possua um vetor representante no início do treinamento, de forma que o treinamento irá apenas ajustar a melhor posição de cada vetor quantizador. Se isso não for feito, pode ocorrer uma instabilidade no treinamento (abstração: imagine que um vetor foi jogado “longe” da classe que deveria representar e está situado entre 2 ou mais classes “estranhas” - dependendo do coeficiente de aprendizado, ele não consegue sair dali para se aproximar de sua classe natal, porque será constantemente repelido pelas amostras dos clusters vizinhos, ficando preso num limbo dimensional e não conseguindo ir pra “casa” ).</text:p>
      <text:p text:style-name="P1"/>
      <text:p text:style-name="P1">6 – Não, não pode ser treinada nessas condições, porque os 2 vetores estarão tão próximos entre si que a rede irá errar (o neuroni vencedor nem sempre será o quantizador da classe correta). Inclusive, a fronteira de separabilidade neste caso não é um diagrama de voronoy.</text:p>
      <text:p text:style-name="P1"/>
      <text:p text:style-name="P1">7 – Em um atualizada só o campeão, no outro atualiza o campeão e seu Vasco (vice).</text:p>
      <text:p text:style-name="P1"/>
      <text:p text:style-name="P1">8 – a primeira camada é tipo Kohonen, auto organizavel, a segunda camada é um outstar parecido com um adaline simples.</text:p>
      <text:p text:style-name="P1"/>
      <text:p text:style-name="P1">9 – Não faz sentido, de acordo com a proposta da rede e da forma como ela foi montada. Como somente um neuron da camada intermediaria será ativado para cada amostra (sempre assim, pois é o vencedor), as saídas da camada intermediaria (exceto a do vencedor) possuem valor zero, ou seja, só o vencedor contribui com a saida da rede no forward step. O backward step por sua vez, iria corrigir os pesos de acordo com a equação (5.17) que leva em consideração as saídas da camada anterior. Como só a saída do vencedor é diferente de zero, somente seus pesos são reajustados.</text:p>
      <text:p text:style-name="P1"/>
      <text:p text:style-name="P1">Então, usar a regra delta generalizada é até possível, só não é recomendada porque é uma perda de tempo e onus computacional.</text:p>
      <text:p text:style-name="P1"/>
      <text:p text:style-name="P1">10 – Porque a LVQ não é uma rede multicamada com funções de ativação que podem ser combinadas linearmente na sua saída. Sua topologia permite apenas que classes sejam adequadamente separadas. Como não há função de ativação envolvida no processo de treinamento, não existe o elemento de “combinação de funções” que existe na RBF ou PMC para a realização do procedimento de aproximador de funções.</text:p>
      <text:p text:style-name="P1"/>
      <text:p text:style-name="P1"/>
      <text:h text:style-name="P5" text:outline-level="1"/>
      <text:h text:style-name="P7" text:outline-level="1">Capítulo 10</text:h>
      <text:p text:style-name="P1"/>
      <text:p text:style-name="P1">1 - </text:p>
      <text:p text:style-name="P1"/>
      <text:p text:style-name="P1">2 - </text:p>
      <text:p text:style-name="P1"/>
      <text:p text:style-name="P1">3 - </text:p>
      <text:p text:style-name="P1"/>
      <text:p text:style-name="P1">4 - </text:p>
      <text:p text:style-name="P1"/>
      <text:p text:style-name="P1">5 - </text:p>
      <text:p text:style-name="P1"/>
      <text:p text:style-name="P1">6 - </text:p>
      <text:p text:style-name="P1"/>
      <text:p text:style-name="P1">7 - </text:p>
      <text:p text:style-name="P1"/>
      <text:p text:style-name="P1">8 - </text:p>
      <text:p text:style-name="P1"/>
      <text:p text:style-name="P1">9 - </text:p>
      <text:p text:style-name="P1"/>
      <text:p text:style-name="P1">10 -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01:00:15.91</meta:creation-date>
    <dc:date>2012-06-24T23:29:01.18</dc:date>
    <meta:editing-duration>PT10H57M32S</meta:editing-duration>
    <meta:editing-cycles>22</meta:editing-cycles>
    <meta:generator>LibreOffice/3.5$Windows_x86 LibreOffice_project/7e68ba2-a744ebf-1f241b7-c506db1-7d53735</meta:generator>
    <meta:document-statistic meta:table-count="0" meta:image-count="0" meta:object-count="7" meta:page-count="14" meta:paragraph-count="128" meta:word-count="4569" meta:character-count="27247" meta:non-whitespace-character-count="22776"/>
  </office:meta>
</office:document-meta>
</file>

<file path=Object 1/content.xml><?xml version="1.0" encoding="utf-8"?>
<math xmlns="http://www.w3.org/1998/Math/MathML">
  <semantics>
    <mrow>
      <mrow>
        <mi>u</mi>
        <mo stretchy="false">=</mo>
        <mrow>
          <mrow>
            <mo stretchy="false">∑</mo>
            <msub>
              <mi>W</mi>
              <mi>i</mi>
            </msub>
          </mrow>
          <mo stretchy="false">⋅</mo>
          <msub>
            <mi>x</mi>
            <mi>i</mi>
          </msub>
        </mrow>
      </mrow>
    </mrow>
    <annotation encoding="StarMath 5.0">u = sum W_i cdot x_i</annotation>
  </semantics>
</math>
</file>

<file path=Object 2/content.xml><?xml version="1.0" encoding="utf-8"?>
<math xmlns="http://www.w3.org/1998/Math/MathML">
  <semantics>
    <mrow>
      <mo stretchy="false">η</mo>
    </mrow>
    <annotation encoding="StarMath 5.0">%eta</annotation>
  </semantics>
</math>
</file>

<file path=Object 3/content.xml><?xml version="1.0" encoding="utf-8"?>
<math xmlns="http://www.w3.org/1998/Math/MathML">
  <semantics>
    <mrow>
      <mo stretchy="false">η</mo>
    </mrow>
    <annotation encoding="StarMath 5.0">%eta</annotation>
  </semantics>
</math>
</file>

<file path=Object 4/content.xml><?xml version="1.0" encoding="utf-8"?>
<math xmlns="http://www.w3.org/1998/Math/MathML">
  <semantics>
    <mrow>
      <mrow>
        <mi>u</mi>
        <mo stretchy="false">=</mo>
        <mrow>
          <mrow>
            <mrow>
              <mo stretchy="false">∑</mo>
              <msub>
                <mi>W</mi>
                <mi>i</mi>
              </msub>
            </mrow>
            <mo stretchy="false">⋅</mo>
            <msub>
              <mi>x</mi>
              <mi>i</mi>
            </msub>
          </mrow>
          <mo stretchy="false">−</mo>
          <mo stretchy="false">θ</mo>
        </mrow>
      </mrow>
    </mrow>
    <annotation encoding="StarMath 5.0">u = sum W_i cdot x_i - %theta</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33%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1.7cm" svg:y1="5.024cm" svg:x2="1.7cm" svg:y2="0.624cm">
          <text:p/>
        </draw:line>
        <draw:line draw:style-name="gr1" draw:text-style-name="P1" draw:layer="layout" svg:x1="1.7cm" svg:y1="5.024cm" svg:x2="6.8cm" svg:y2="5.024cm">
          <text:p/>
        </draw:line>
        <draw:frame draw:style-name="gr2" draw:text-style-name="P2" draw:layer="layout" svg:width="0.9cm" svg:height="0.824cm" svg:x="6cm" svg:y="5.524cm">
          <draw:text-box>
            <text:p text:style-name="P2"><text:span text:style-name="T1">x</text:span><text:span text:style-name="T2">1</text:span></text:p>
          </draw:text-box>
        </draw:frame>
        <draw:frame draw:style-name="gr2" draw:text-style-name="P2" draw:layer="layout" svg:width="0.9cm" svg:height="0.824cm" svg:x="0.7cm" svg:y="0.3cm">
          <draw:text-box>
            <text:p text:style-name="P2"><text:span text:style-name="T1">x</text:span><text:span text:style-name="T2">2</text:span></text:p>
          </draw:text-box>
        </draw:frame>
        <draw:frame draw:style-name="gr2" draw:text-style-name="P2" draw:layer="layout" svg:width="0.9cm" svg:height="0.725cm" svg:x="2.3cm" svg:y="3.699cm">
          <draw:text-box>
            <text:p text:style-name="P2"><text:span text:style-name="T1">A</text:span></text:p>
          </draw:text-box>
        </draw:frame>
        <draw:frame draw:style-name="gr2" draw:text-style-name="P2" draw:layer="layout" svg:width="0.9cm" svg:height="0.725cm" svg:x="4.4cm" svg:y="3.7cm">
          <draw:text-box>
            <text:p text:style-name="P2"><text:span text:style-name="T1">B</text:span></text:p>
          </draw:text-box>
        </draw:frame>
        <draw:frame draw:style-name="gr2" draw:text-style-name="P2" draw:layer="layout" svg:width="0.9cm" svg:height="0.725cm" svg:x="2.3cm" svg:y="1.599cm">
          <draw:text-box>
            <text:p text:style-name="P2"><text:span text:style-name="T1">B</text:span></text:p>
          </draw:text-box>
        </draw:frame>
        <draw:frame draw:style-name="gr2" draw:text-style-name="P2" draw:layer="layout" svg:width="0.9cm" svg:height="0.725cm" svg:x="4.4cm" svg:y="1.6cm">
          <draw:text-box>
            <text:p text:style-name="P2"><text:span text:style-name="T1">A</text:span></text:p>
          </draw:text-box>
        </draw:frame>
        <draw:frame draw:style-name="gr2" draw:text-style-name="P2" draw:layer="layout" svg:width="1.4cm" svg:height="0.725cm" svg:x="2cm" svg:y="4.924cm">
          <draw:text-box>
            <text:p text:style-name="P2"><text:span text:style-name="T1">0,25</text:span></text:p>
          </draw:text-box>
        </draw:frame>
        <draw:frame draw:style-name="gr2" draw:text-style-name="P2" draw:layer="layout" svg:width="1.4cm" svg:height="0.725cm" svg:x="4.2cm" svg:y="4.925cm">
          <draw:text-box>
            <text:p text:style-name="P2"><text:span text:style-name="T1">0,75</text:span></text:p>
          </draw:text-box>
        </draw:frame>
        <draw:frame draw:style-name="gr2" draw:text-style-name="P2" draw:layer="layout" svg:width="1.4cm" svg:height="0.725cm" svg:x="0.6cm" svg:y="3.624cm">
          <draw:text-box>
            <text:p text:style-name="P2"><text:span text:style-name="T1">0,25</text:span></text:p>
          </draw:text-box>
        </draw:frame>
        <draw:frame draw:style-name="gr2" draw:text-style-name="P2" draw:layer="layout" svg:width="1.4cm" svg:height="0.725cm" svg:x="0.6cm" svg:y="1.624cm">
          <draw:text-box>
            <text:p text:style-name="P2"><text:span text:style-name="T1">0,7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73cm" fo:margin-bottom="1cm" fo:margin-left="0.114cm" fo:margin-right="1.00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1" draw:style-name="dp1" draw:master-page-name="Padrão">
        <draw:line draw:style-name="gr1" draw:text-style-name="P1" draw:layer="layout" svg:x1="1.304cm" svg:y1="4.518cm" svg:x2="3.474cm" svg:y2="1.237cm">
          <text:p/>
        </draw:line>
        <draw:line draw:style-name="gr1" draw:text-style-name="P1" draw:layer="layout" svg:x1="5.591cm" svg:y1="4.174cm" svg:x2="3.527cm" svg:y2="1.184cm">
          <text:p/>
        </draw:line>
        <draw:line draw:style-name="gr1" draw:text-style-name="P1" draw:layer="layout" svg:x1="1.31cm" svg:y1="4.544cm" svg:x2="3.474cm" svg:y2="3.274cm">
          <text:p/>
        </draw:line>
        <draw:line draw:style-name="gr1" draw:text-style-name="P1" draw:layer="layout" svg:x1="5.585cm" svg:y1="4.227cm" svg:x2="3.521cm" svg:y2="3.301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46cm" fo:margin-bottom="1cm" fo:margin-left="0.087cm" fo:margin-right="1.00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Object 7/content.xml><?xml version="1.0" encoding="utf-8"?>
<math xmlns="http://www.w3.org/1998/Math/MathML">
  <semantics>
    <mrow>
      <mo stretchy="false">β</mo>
    </mrow>
    <annotation encoding="StarMath 5.0">%beta</annotation>
  </semantics>
</math>
</file>